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Ubuntu" fo:font-weight="bold" officeooo:rsid="00152cd1" officeooo:paragraph-rsid="00152cd1" style:font-weight-asian="bold" style:font-weight-complex="bold"/>
    </style:style>
    <style:style style:name="P2" style:family="paragraph" style:parent-style-name="Standard">
      <style:paragraph-properties fo:margin-top="0.101cm" fo:margin-bottom="0.101cm" loext:contextual-spacing="false" fo:line-height="150%" fo:text-align="justify" style:justify-single-word="false"/>
      <style:text-properties style:font-name="Ubuntu" fo:font-weight="bold" officeooo:rsid="00152cd1" officeooo:paragraph-rsid="00152cd1" style:font-weight-asian="bold" style:font-weight-complex="bold"/>
    </style:style>
    <style:style style:name="P3" style:family="paragraph" style:parent-style-name="Standard">
      <style:paragraph-properties fo:margin-top="0.101cm" fo:margin-bottom="0.101cm" loext:contextual-spacing="false" fo:line-height="150%" fo:text-align="justify" style:justify-single-word="false"/>
      <style:text-properties style:font-name="Ubuntu" fo:font-weight="bold" officeooo:rsid="001a6154" officeooo:paragraph-rsid="001a6154" style:font-weight-asian="bold" style:font-weight-complex="bold"/>
    </style:style>
    <style:style style:name="P4" style:family="paragraph" style:parent-style-name="Standard">
      <style:paragraph-properties fo:margin-top="0.101cm" fo:margin-bottom="0.101cm" loext:contextual-spacing="false" fo:line-height="150%" fo:text-align="justify" style:justify-single-word="false"/>
      <style:text-properties style:font-name="Ubuntu" fo:font-weight="bold" officeooo:rsid="001a6154" officeooo:paragraph-rsid="001dc0d6" style:font-weight-asian="bold" style:font-weight-complex="bold"/>
    </style:style>
    <style:style style:name="P5" style:family="paragraph" style:parent-style-name="Standard">
      <style:paragraph-properties fo:margin-top="0.101cm" fo:margin-bottom="0.101cm" loext:contextual-spacing="false" fo:line-height="150%" fo:text-align="justify" style:justify-single-word="false"/>
      <style:text-properties style:font-name="Ubuntu" fo:font-weight="normal" officeooo:rsid="001a6154" officeooo:paragraph-rsid="001a6154" style:font-weight-asian="normal" style:font-weight-complex="normal"/>
    </style:style>
    <style:style style:name="P6" style:family="paragraph" style:parent-style-name="Standard">
      <style:paragraph-properties fo:margin-top="0.101cm" fo:margin-bottom="0.101cm" loext:contextual-spacing="false" fo:line-height="150%" fo:text-align="justify" style:justify-single-word="false"/>
      <style:text-properties style:font-name="Ubuntu" fo:font-weight="normal" officeooo:rsid="001a6154" officeooo:paragraph-rsid="001dc0d6" style:font-weight-asian="normal" style:font-weight-complex="normal"/>
    </style:style>
    <style:style style:name="P7" style:family="paragraph" style:parent-style-name="Standard">
      <style:paragraph-properties fo:margin-top="0.101cm" fo:margin-bottom="0.101cm" loext:contextual-spacing="false" fo:line-height="150%" fo:text-align="center" style:justify-single-word="false"/>
      <style:text-properties style:font-name="Ubuntu" fo:font-weight="normal" officeooo:rsid="001a6154" officeooo:paragraph-rsid="001bd03d"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1737" style:font-weight-asian="normal" style:font-weight-complex="normal"/>
    </style:style>
    <style:style style:name="T3" style:family="text">
      <style:text-properties officeooo:rsid="00181737"/>
    </style:style>
    <style:style style:name="T4" style:family="text">
      <style:text-properties fo:font-weight="bold" officeooo:rsid="001dc0d6" style:font-weight-asian="bold" style:font-weight-complex="bold"/>
    </style:style>
    <style:style style:name="T5" style:family="text">
      <style:text-properties officeooo:rsid="001bd03d"/>
    </style:style>
    <style:style style:name="T6" style:family="text">
      <style:text-properties officeooo:rsid="001dc0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text:p>
      <text:p text:style-name="P1"/>
      <text:p text:style-name="P2">Methodology (Outline only)</text:p>
      <text:p text:style-name="P2">Data Collection <text:span text:style-name="T3">and </text:span>Image Acquisition</text:p>
      <text:p text:style-name="P2"><text:tab/><text:span text:style-name="T1">-</text:span><text:span text:style-name="T2">Biology part will be provided by biological department</text:span></text:p>
      <text:p text:style-name="P3">Image Resampling </text:p>
      <text:p text:style-name="P4"><text:tab/><text:span text:style-name="T6">Square-to-hexagonal-image Conversion</text:span></text:p>
      <text:p text:style-name="P6"><text:tab/><text:tab/><text:span text:style-name="T6">To convert an image from a square lattice to a hexagonal lattice a process known as image re-sampling is employed [16]. Each point in the original image can be modelled as a square tile, with the same intensity as the pixel. The generation of the hexagonal points is achieved then by using an appropriate sampling lattice to draw sampled points from this space. The generators for this lattice √ are given by the basis vectors : B = {(1, 0), ( 12 , 2 3 )}. Note, that in order that a square space be fully represented, extra points are required. This is a direct result of the sample points being more densely packed than in the quare sampled case. Of course, if specialised sampling hardware were available this would not present a problem and the sampled data would more closely represent the data [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1:50:20.234246011</meta:creation-date>
    <meta:generator>LibreOffice/5.1.6.2$Linux_X86_64 LibreOffice_project/10m0$Build-2</meta:generator>
    <dc:date>2018-02-28T03:03:27.559892760</dc:date>
    <meta:editing-duration>PT31M21S</meta:editing-duration>
    <meta:editing-cycles>4</meta:editing-cycles>
    <meta:document-statistic meta:table-count="0" meta:image-count="0" meta:object-count="0" meta:page-count="1" meta:paragraph-count="7" meta:word-count="167" meta:character-count="989" meta:non-whitespace-character-count="824"/>
  </office:meta>
</office:document-meta>
</file>